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Bubble sort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8788" calcext:value-type="float">
            <text:p>0.258788</text:p>
          </table:table-cell>
          <table:table-cell table:number-columns-repeated="6"/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58788" calcext:value-type="float">
            <text:p>1.258788</text:p>
          </table:table-cell>
          <table:table-cell table:number-columns-repeated="6"/>
          <table:table-cell table:number-columns-repeated="2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01796" calcext:value-type="float">
            <text:p>2.601796</text:p>
          </table:table-cell>
          <table:table-cell table:number-columns-repeated="6"/>
          <table:table-cell table:number-columns-repeated="2"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658996" calcext:value-type="float">
            <text:p>4.658996</text:p>
          </table:table-cell>
          <table:table-cell table:number-columns-repeated="6"/>
          <table:table-cell table:number-columns-repeated="2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.334914" calcext:value-type="float">
            <text:p>7.334914</text:p>
          </table:table-cell>
          <table:table-cell table:number-columns-repeated="6"/>
          <table:table-cell table:number-columns-repeated="2" office:value-type="float" office:value="50000" calcext:value-type="float">
            <text:p>50000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10.676049" calcext:value-type="float">
            <text:p>10.676049</text:p>
          </table:table-cell>
          <table:table-cell table:number-columns-repeated="6"/>
          <table:table-cell table:formula="of:=[.I6]+10000" office:value-type="float" office:value="60000" calcext:value-type="float">
            <text:p>60000</text:p>
          </table:table-cell>
          <table:table-cell table:formula="of:=[.J6]+10000" office:value-type="float" office:value="60000" calcext:value-type="float">
            <text:p>60000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14.563378" calcext:value-type="float">
            <text:p>14.563378</text:p>
          </table:table-cell>
          <table:table-cell table:number-columns-repeated="6"/>
          <table:table-cell table:formula="of:=[.I7]+10000" office:value-type="float" office:value="70000" calcext:value-type="float">
            <text:p>70000</text:p>
          </table:table-cell>
          <table:table-cell table:formula="of:=[.J7]+10000" office:value-type="float" office:value="70000" calcext:value-type="float">
            <text:p>70000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18.964988" calcext:value-type="float">
            <text:p>18.964988</text:p>
          </table:table-cell>
          <table:table-cell table:number-columns-repeated="6"/>
          <table:table-cell table:formula="of:=[.I8]+10000" office:value-type="float" office:value="80000" calcext:value-type="float">
            <text:p>80000</text:p>
          </table:table-cell>
          <table:table-cell table:formula="of:=[.J8]+10000" office:value-type="float" office:value="80000" calcext:value-type="float">
            <text:p>80000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24.427541" calcext:value-type="float">
            <text:p>24.427541</text:p>
          </table:table-cell>
          <table:table-cell table:number-columns-repeated="6"/>
          <table:table-cell table:formula="of:=[.I9]+10000" office:value-type="float" office:value="90000" calcext:value-type="float">
            <text:p>90000</text:p>
          </table:table-cell>
          <table:table-cell table:formula="of:=[.J9]+10000" office:value-type="float" office:value="90000" calcext:value-type="float">
            <text:p>90000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29.737648" calcext:value-type="float">
            <text:p>29.737648</text:p>
          </table:table-cell>
          <table:table-cell table:number-columns-repeated="6"/>
          <table:table-cell table:formula="of:=[.I10]+10000" office:value-type="float" office:value="100000" calcext:value-type="float">
            <text:p>100000</text:p>
          </table:table-cell>
          <table:table-cell table:formula="of:=[.J10]+10000"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4:25:23.584368671</meta:creation-date>
    <dc:date>2024-08-30T14:27:57.562586269</dc:date>
    <meta:editing-duration>PT2M34S</meta:editing-duration>
    <meta:editing-cycles>1</meta:editing-cycles>
    <meta:generator>LibreOffice/7.3.7.2$Linux_X86_64 LibreOffice_project/30$Build-2</meta:generator>
    <meta:document-statistic meta:table-count="1" meta:cell-count="42" meta:object-count="0"/>
  </office:meta>
</office:document-meta>
</file>